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502000001EEDCE16CFB8.svm"/>
  <manifest:file-entry manifest:media-type="" manifest:full-path="Pictures/2000000700005D8500000D515E883AD8.svm"/>
  <manifest:file-entry manifest:media-type="" manifest:full-path="Pictures/20000007000063E20000173D5BAD419C.svm"/>
  <manifest:file-entry manifest:media-type="" manifest:full-path="Pictures/2000000700004CE600000BBF82478BE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rel Emilien</text:p>
      <text:p text:style-name="Standard"/>
      <text:p text:style-name="Standard"/>
      <text:p text:style-name="Standard">question B) </text:p>
      <text:p text:style-name="Standard"/>
      <text:p text:style-name="Standard"><draw:frame draw:style-name="fr1" draw:name="images1" text:anchor-type="paragraph" svg:width="16.999cm" svg:height="5.493cm" draw:z-index="0"><draw:image xlink:href="Pictures/20000007000063E20000173D5BAD419C.svm" xlink:type="simple" xlink:show="embed" xlink:actuate="onLoad"/></draw:frame></text:p>
      <text:p text:style-name="Standard"><draw:frame draw:style-name="fr1" draw:name="images2" text:anchor-type="paragraph" svg:width="16.999cm" svg:height="2.926cm" draw:z-index="1"><draw:image xlink:href="Pictures/2000000700004CE600000BBF82478BEE.svm" xlink:type="simple" xlink:show="embed" xlink:actuate="onLoad"/></draw:frame></text:p>
      <text:p text:style-name="Standard"/>
      <text:p text:style-name="Standard">Question C-a )</text:p>
      <text:p text:style-name="Standard"/>
      <text:p text:style-name="Standard"><draw:frame draw:style-name="fr1" draw:name="images3" text:anchor-type="paragraph" svg:width="16.999cm" svg:height="6.56cm" draw:z-index="2"><draw:image xlink:href="Pictures/200000070000502000001EEDCE16CFB8.svm" xlink:type="simple" xlink:show="embed" xlink:actuate="onLoad"/></draw:frame><draw:frame draw:style-name="fr2" draw:name="images4" text:anchor-type="paragraph" svg:x="0cm" svg:y="6.558cm" svg:width="16.999cm" svg:height="2.42cm" draw:z-index="3"><draw:image xlink:href="Pictures/2000000700005D8500000D515E883AD8.svm" xlink:type="simple" xlink:show="embed" xlink:actuate="onLoad"/></draw:frame> j'en suis a la question 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29S</meta:editing-duration>
    <meta:editing-cycles>7</meta:editing-cycles>
    <meta:generator>OpenOffice/4.1.6$Win32 OpenOffice.org_project/416m1$Build-9790</meta:generator>
    <dc:date>2019-11-15T15:45:35.63</dc:date>
    <dc:creator>Emilien Morel</dc:creator>
    <meta:document-statistic meta:table-count="0" meta:image-count="4" meta:object-count="0" meta:page-count="1" meta:paragraph-count="4" meta:word-count="13" meta:character-count="67"/>
    <meta:user-defined meta:name="Info 1"/>
    <meta:user-defined meta:name="Info 2"/>
    <meta:user-defined meta:name="Info 3"/>
    <meta:user-defined meta:name="Info 4"/>
  </office:meta>
</office:document-meta>
</file>